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31.251cm" svg:height="12.776cm" svg:x="0.826cm" svg:y="14.901cm">
            <draw:object draw:notify-on-update-of-ranges="Лист1.B12:Лист1.O12 Лист1.A5:Лист1.A5 Лист1.B7:Лист1.O7 Лист1.A8:Лист1.A8 Лист1.B10:Лист1.O10 Лист1.B12:Лист1.O12 Лист1.B12:Лист1.O12 Лист1.A11:Лист1.A11 Лист1.B13:Лист1.O13 Лист1.B12:Лист1.O12 Лист1.A14:Лист1.A14 Лист1.B16:Лист1.O16 Лист1.B12:Лист1.O12 Лист1.A17:Лист1.A17 Лист1.B19:Лист1.O19 Лист1.B12:Лист1.O12 Лист1.A20:Лист1.A20 Лист1.B22:Лист1.O22 Лист1.B12:Лист1.O12 Лист1.A23:Лист1.A23 Лист1.B25:Лист1.O25 Лист1.B12:Лист1.O12 Лист1.A26:Лист1.A26 Лист1.B28:Лист1.O28 Лист1.B12:Лист1.O12 Лист1.A5:Лист1.A5 Лист1.B7:Лист1.O7 Лист1.B12:Лист1.O12 Лист1.A29:Лист1.A29 Лист1.B31:Лист1.O3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Count of queries = 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ray size changes from 300 to 4200 with step 3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 = 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ients = 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chitecture: TCP.OneClientOne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: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2100" calcext:value-type="float">
            <text:p>2100</text:p>
          </table:table-cell>
          <table:table-cell office:value-type="float" office:value="2400" calcext:value-type="float">
            <text:p>2400</text:p>
          </table:table-cell>
          <table:table-cell office:value-type="float" office:value="2700" calcext:value-type="float">
            <text:p>2700</text:p>
          </table:table-cell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3600" calcext:value-type="float">
            <text:p>3600</text:p>
          </table:table-cell>
          <table:table-cell office:value-type="float" office:value="3900" calcext:value-type="float">
            <text:p>390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94.9025" calcext:value-type="float">
            <text:p>94,9025</text:p>
          </table:table-cell>
          <table:table-cell office:value-type="float" office:value="108.9625" calcext:value-type="float">
            <text:p>108,9625</text:p>
          </table:table-cell>
          <table:table-cell office:value-type="float" office:value="84.4975" calcext:value-type="float">
            <text:p>84,4975</text:p>
          </table:table-cell>
          <table:table-cell office:value-type="float" office:value="90.3" calcext:value-type="float">
            <text:p>90,3</text:p>
          </table:table-cell>
          <table:table-cell office:value-type="float" office:value="138.1725" calcext:value-type="float">
            <text:p>138,1725</text:p>
          </table:table-cell>
          <table:table-cell office:value-type="float" office:value="182.695" calcext:value-type="float">
            <text:p>182,695</text:p>
          </table:table-cell>
          <table:table-cell office:value-type="float" office:value="273.0325" calcext:value-type="float">
            <text:p>273,0325</text:p>
          </table:table-cell>
          <table:table-cell office:value-type="float" office:value="327.955" calcext:value-type="float">
            <text:p>327,955</text:p>
          </table:table-cell>
          <table:table-cell office:value-type="float" office:value="376.495" calcext:value-type="float">
            <text:p>376,495</text:p>
          </table:table-cell>
          <table:table-cell office:value-type="float" office:value="626.19" calcext:value-type="float">
            <text:p>626,19</text:p>
          </table:table-cell>
          <table:table-cell office:value-type="float" office:value="866.6825" calcext:value-type="float">
            <text:p>866,6825</text:p>
          </table:table-cell>
          <table:table-cell office:value-type="float" office:value="1154.6075" calcext:value-type="float">
            <text:p>1154,6075</text:p>
          </table:table-cell>
          <table:table-cell office:value-type="float" office:value="1073.515" calcext:value-type="float">
            <text:p>1073,515</text:p>
          </table:table-cell>
          <table:table-cell office:value-type="float" office:value="1489.545" calcext:value-type="float">
            <text:p>1489,545</text:p>
          </table:table-cell>
        </table:table-row>
        <table:table-row table:style-name="ro1">
          <table:table-cell office:value-type="string" calcext:value-type="string">
            <text:p>Architecture: NIO.One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: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2100" calcext:value-type="float">
            <text:p>2100</text:p>
          </table:table-cell>
          <table:table-cell office:value-type="float" office:value="2400" calcext:value-type="float">
            <text:p>2400</text:p>
          </table:table-cell>
          <table:table-cell office:value-type="float" office:value="2700" calcext:value-type="float">
            <text:p>2700</text:p>
          </table:table-cell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3600" calcext:value-type="float">
            <text:p>3600</text:p>
          </table:table-cell>
          <table:table-cell office:value-type="float" office:value="3900" calcext:value-type="float">
            <text:p>390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6.5075" calcext:value-type="float">
            <text:p>16,5075</text:p>
          </table:table-cell>
          <table:table-cell office:value-type="float" office:value="36.3575" calcext:value-type="float">
            <text:p>36,3575</text:p>
          </table:table-cell>
          <table:table-cell office:value-type="float" office:value="52.87" calcext:value-type="float">
            <text:p>52,87</text:p>
          </table:table-cell>
          <table:table-cell office:value-type="float" office:value="92.94" calcext:value-type="float">
            <text:p>92,94</text:p>
          </table:table-cell>
          <table:table-cell office:value-type="float" office:value="186.3275" calcext:value-type="float">
            <text:p>186,3275</text:p>
          </table:table-cell>
          <table:table-cell office:value-type="float" office:value="224.075" calcext:value-type="float">
            <text:p>224,075</text:p>
          </table:table-cell>
          <table:table-cell office:value-type="float" office:value="217.5125" calcext:value-type="float">
            <text:p>217,5125</text:p>
          </table:table-cell>
          <table:table-cell office:value-type="float" office:value="294.665" calcext:value-type="float">
            <text:p>294,665</text:p>
          </table:table-cell>
          <table:table-cell office:value-type="float" office:value="339.0475" calcext:value-type="float">
            <text:p>339,0475</text:p>
          </table:table-cell>
          <table:table-cell office:value-type="float" office:value="417.88" calcext:value-type="float">
            <text:p>417,88</text:p>
          </table:table-cell>
          <table:table-cell office:value-type="float" office:value="482.0175" calcext:value-type="float">
            <text:p>482,0175</text:p>
          </table:table-cell>
          <table:table-cell office:value-type="float" office:value="580.16" calcext:value-type="float">
            <text:p>580,16</text:p>
          </table:table-cell>
          <table:table-cell office:value-type="float" office:value="642.7425" calcext:value-type="float">
            <text:p>642,7425</text:p>
          </table:table-cell>
          <table:table-cell office:value-type="float" office:value="743.4775" calcext:value-type="float">
            <text:p>743,4775</text:p>
          </table:table-cell>
        </table:table-row>
        <table:table-row table:style-name="ro1">
          <table:table-cell office:value-type="string" calcext:value-type="string">
            <text:p>Architecture: TCP.CachedThreadPoolServ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: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2100" calcext:value-type="float">
            <text:p>2100</text:p>
          </table:table-cell>
          <table:table-cell office:value-type="float" office:value="2400" calcext:value-type="float">
            <text:p>2400</text:p>
          </table:table-cell>
          <table:table-cell office:value-type="float" office:value="2700" calcext:value-type="float">
            <text:p>2700</text:p>
          </table:table-cell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3600" calcext:value-type="float">
            <text:p>3600</text:p>
          </table:table-cell>
          <table:table-cell office:value-type="float" office:value="3900" calcext:value-type="float">
            <text:p>390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00.76" calcext:value-type="float">
            <text:p>100,76</text:p>
          </table:table-cell>
          <table:table-cell office:value-type="float" office:value="101.335" calcext:value-type="float">
            <text:p>101,335</text:p>
          </table:table-cell>
          <table:table-cell office:value-type="float" office:value="65.075" calcext:value-type="float">
            <text:p>65,075</text:p>
          </table:table-cell>
          <table:table-cell office:value-type="float" office:value="96.9875" calcext:value-type="float">
            <text:p>96,9875</text:p>
          </table:table-cell>
          <table:table-cell office:value-type="float" office:value="164.8625" calcext:value-type="float">
            <text:p>164,8625</text:p>
          </table:table-cell>
          <table:table-cell office:value-type="float" office:value="184.755" calcext:value-type="float">
            <text:p>184,755</text:p>
          </table:table-cell>
          <table:table-cell office:value-type="float" office:value="237.9725" calcext:value-type="float">
            <text:p>237,9725</text:p>
          </table:table-cell>
          <table:table-cell office:value-type="float" office:value="301.8475" calcext:value-type="float">
            <text:p>301,8475</text:p>
          </table:table-cell>
          <table:table-cell office:value-type="float" office:value="596.69" calcext:value-type="float">
            <text:p>596,69</text:p>
          </table:table-cell>
          <table:table-cell office:value-type="float" office:value="953.585" calcext:value-type="float">
            <text:p>953,585</text:p>
          </table:table-cell>
          <table:table-cell office:value-type="float" office:value="758.26" calcext:value-type="float">
            <text:p>758,26</text:p>
          </table:table-cell>
          <table:table-cell office:value-type="float" office:value="872.5775" calcext:value-type="float">
            <text:p>872,5775</text:p>
          </table:table-cell>
          <table:table-cell office:value-type="float" office:value="1400.9875" calcext:value-type="float">
            <text:p>1400,9875</text:p>
          </table:table-cell>
          <table:table-cell office:value-type="float" office:value="1275.5125" calcext:value-type="float">
            <text:p>1275,5125</text:p>
          </table:table-cell>
        </table:table-row>
        <table:table-row table:style-name="ro1">
          <table:table-cell office:value-type="string" calcext:value-type="string">
            <text:p>Architecture: TCP.NewQueryNewConnect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: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2100" calcext:value-type="float">
            <text:p>2100</text:p>
          </table:table-cell>
          <table:table-cell office:value-type="float" office:value="2400" calcext:value-type="float">
            <text:p>2400</text:p>
          </table:table-cell>
          <table:table-cell office:value-type="float" office:value="2700" calcext:value-type="float">
            <text:p>2700</text:p>
          </table:table-cell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3600" calcext:value-type="float">
            <text:p>3600</text:p>
          </table:table-cell>
          <table:table-cell office:value-type="float" office:value="3900" calcext:value-type="float">
            <text:p>390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3.7025" calcext:value-type="float">
            <text:p>3,7025</text:p>
          </table:table-cell>
          <table:table-cell office:value-type="float" office:value="4.9175" calcext:value-type="float">
            <text:p>4,9175</text:p>
          </table:table-cell>
          <table:table-cell office:value-type="float" office:value="6.5025" calcext:value-type="float">
            <text:p>6,5025</text:p>
          </table:table-cell>
          <table:table-cell office:value-type="float" office:value="10.6525" calcext:value-type="float">
            <text:p>10,6525</text:p>
          </table:table-cell>
          <table:table-cell office:value-type="float" office:value="16.1925" calcext:value-type="float">
            <text:p>16,1925</text:p>
          </table:table-cell>
          <table:table-cell office:value-type="float" office:value="22.125" calcext:value-type="float">
            <text:p>22,125</text:p>
          </table:table-cell>
          <table:table-cell office:value-type="float" office:value="28.8375" calcext:value-type="float">
            <text:p>28,8375</text:p>
          </table:table-cell>
          <table:table-cell office:value-type="float" office:value="37.2525" calcext:value-type="float">
            <text:p>37,2525</text:p>
          </table:table-cell>
          <table:table-cell office:value-type="float" office:value="44.7025" calcext:value-type="float">
            <text:p>44,7025</text:p>
          </table:table-cell>
          <table:table-cell office:value-type="float" office:value="54.4575" calcext:value-type="float">
            <text:p>54,4575</text:p>
          </table:table-cell>
          <table:table-cell office:value-type="float" office:value="63.265" calcext:value-type="float">
            <text:p>63,265</text:p>
          </table:table-cell>
          <table:table-cell office:value-type="float" office:value="74.455" calcext:value-type="float">
            <text:p>74,455</text:p>
          </table:table-cell>
          <table:table-cell office:value-type="float" office:value="85.5775" calcext:value-type="float">
            <text:p>85,5775</text:p>
          </table:table-cell>
          <table:table-cell office:value-type="float" office:value="96.27" calcext:value-type="float">
            <text:p>96,27</text:p>
          </table:table-cell>
        </table:table-row>
        <table:table-row table:style-name="ro1">
          <table:table-cell office:value-type="string" calcext:value-type="string">
            <text:p>Architecture: NIO.CachedThreadP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: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2100" calcext:value-type="float">
            <text:p>2100</text:p>
          </table:table-cell>
          <table:table-cell office:value-type="float" office:value="2400" calcext:value-type="float">
            <text:p>2400</text:p>
          </table:table-cell>
          <table:table-cell office:value-type="float" office:value="2700" calcext:value-type="float">
            <text:p>2700</text:p>
          </table:table-cell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3600" calcext:value-type="float">
            <text:p>3600</text:p>
          </table:table-cell>
          <table:table-cell office:value-type="float" office:value="3900" calcext:value-type="float">
            <text:p>390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21.01" calcext:value-type="float">
            <text:p>21,01</text:p>
          </table:table-cell>
          <table:table-cell office:value-type="float" office:value="28.715" calcext:value-type="float">
            <text:p>28,715</text:p>
          </table:table-cell>
          <table:table-cell office:value-type="float" office:value="21.685" calcext:value-type="float">
            <text:p>21,685</text:p>
          </table:table-cell>
          <table:table-cell office:value-type="float" office:value="36.645" calcext:value-type="float">
            <text:p>36,645</text:p>
          </table:table-cell>
          <table:table-cell office:value-type="float" office:value="51.345" calcext:value-type="float">
            <text:p>51,345</text:p>
          </table:table-cell>
          <table:table-cell office:value-type="float" office:value="79.0475" calcext:value-type="float">
            <text:p>79,0475</text:p>
          </table:table-cell>
          <table:table-cell office:value-type="float" office:value="102.225" calcext:value-type="float">
            <text:p>102,225</text:p>
          </table:table-cell>
          <table:table-cell office:value-type="float" office:value="152.1825" calcext:value-type="float">
            <text:p>152,1825</text:p>
          </table:table-cell>
          <table:table-cell office:value-type="float" office:value="368.06" calcext:value-type="float">
            <text:p>368,06</text:p>
          </table:table-cell>
          <table:table-cell office:value-type="float" office:value="431.7075" calcext:value-type="float">
            <text:p>431,7075</text:p>
          </table:table-cell>
          <table:table-cell office:value-type="float" office:value="520.21" calcext:value-type="float">
            <text:p>520,21</text:p>
          </table:table-cell>
          <table:table-cell office:value-type="float" office:value="541.47" calcext:value-type="float">
            <text:p>541,47</text:p>
          </table:table-cell>
          <table:table-cell office:value-type="float" office:value="551.6425" calcext:value-type="float">
            <text:p>551,6425</text:p>
          </table:table-cell>
          <table:table-cell office:value-type="float" office:value="535.325" calcext:value-type="float">
            <text:p>535,325</text:p>
          </table:table-cell>
        </table:table-row>
        <table:table-row table:style-name="ro1">
          <table:table-cell office:value-type="string" calcext:value-type="string">
            <text:p>Architecture: NIO.FixedThreadP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: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2100" calcext:value-type="float">
            <text:p>2100</text:p>
          </table:table-cell>
          <table:table-cell office:value-type="float" office:value="2400" calcext:value-type="float">
            <text:p>2400</text:p>
          </table:table-cell>
          <table:table-cell office:value-type="float" office:value="2700" calcext:value-type="float">
            <text:p>2700</text:p>
          </table:table-cell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3600" calcext:value-type="float">
            <text:p>3600</text:p>
          </table:table-cell>
          <table:table-cell office:value-type="float" office:value="3900" calcext:value-type="float">
            <text:p>390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7.205" calcext:value-type="float">
            <text:p>17,205</text:p>
          </table:table-cell>
          <table:table-cell office:value-type="float" office:value="20.425" calcext:value-type="float">
            <text:p>20,425</text:p>
          </table:table-cell>
          <table:table-cell office:value-type="float" office:value="16.3475" calcext:value-type="float">
            <text:p>16,3475</text:p>
          </table:table-cell>
          <table:table-cell office:value-type="float" office:value="33.3225" calcext:value-type="float">
            <text:p>33,3225</text:p>
          </table:table-cell>
          <table:table-cell office:value-type="float" office:value="49.67" calcext:value-type="float">
            <text:p>49,67</text:p>
          </table:table-cell>
          <table:table-cell office:value-type="float" office:value="76.3825" calcext:value-type="float">
            <text:p>76,3825</text:p>
          </table:table-cell>
          <table:table-cell office:value-type="float" office:value="138.115" calcext:value-type="float">
            <text:p>138,115</text:p>
          </table:table-cell>
          <table:table-cell office:value-type="float" office:value="265.035" calcext:value-type="float">
            <text:p>265,035</text:p>
          </table:table-cell>
          <table:table-cell office:value-type="float" office:value="318.0925" calcext:value-type="float">
            <text:p>318,0925</text:p>
          </table:table-cell>
          <table:table-cell office:value-type="float" office:value="310.5625" calcext:value-type="float">
            <text:p>310,5625</text:p>
          </table:table-cell>
          <table:table-cell office:value-type="float" office:value="403.525" calcext:value-type="float">
            <text:p>403,525</text:p>
          </table:table-cell>
          <table:table-cell office:value-type="float" office:value="478.7325" calcext:value-type="float">
            <text:p>478,7325</text:p>
          </table:table-cell>
          <table:table-cell office:value-type="float" office:value="527.865" calcext:value-type="float">
            <text:p>527,865</text:p>
          </table:table-cell>
          <table:table-cell office:value-type="float" office:value="557.5625" calcext:value-type="float">
            <text:p>557,5625</text:p>
          </table:table-cell>
        </table:table-row>
        <table:table-row table:style-name="ro1">
          <table:table-cell office:value-type="string" calcext:value-type="string">
            <text:p>Architecture: NIO.NewQueryNew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: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2100" calcext:value-type="float">
            <text:p>2100</text:p>
          </table:table-cell>
          <table:table-cell office:value-type="float" office:value="2400" calcext:value-type="float">
            <text:p>2400</text:p>
          </table:table-cell>
          <table:table-cell office:value-type="float" office:value="2700" calcext:value-type="float">
            <text:p>2700</text:p>
          </table:table-cell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3600" calcext:value-type="float">
            <text:p>3600</text:p>
          </table:table-cell>
          <table:table-cell office:value-type="float" office:value="3900" calcext:value-type="float">
            <text:p>390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0.73" calcext:value-type="float">
            <text:p>10,73</text:p>
          </table:table-cell>
          <table:table-cell office:value-type="float" office:value="27.6325" calcext:value-type="float">
            <text:p>27,6325</text:p>
          </table:table-cell>
          <table:table-cell office:value-type="float" office:value="19.385" calcext:value-type="float">
            <text:p>19,385</text:p>
          </table:table-cell>
          <table:table-cell office:value-type="float" office:value="61.0625" calcext:value-type="float">
            <text:p>61,0625</text:p>
          </table:table-cell>
          <table:table-cell office:value-type="float" office:value="98.235" calcext:value-type="float">
            <text:p>98,235</text:p>
          </table:table-cell>
          <table:table-cell office:value-type="float" office:value="118.6875" calcext:value-type="float">
            <text:p>118,6875</text:p>
          </table:table-cell>
          <table:table-cell office:value-type="float" office:value="213.18" calcext:value-type="float">
            <text:p>213,18</text:p>
          </table:table-cell>
          <table:table-cell office:value-type="float" office:value="320.5625" calcext:value-type="float">
            <text:p>320,5625</text:p>
          </table:table-cell>
          <table:table-cell office:value-type="float" office:value="382.66" calcext:value-type="float">
            <text:p>382,66</text:p>
          </table:table-cell>
          <table:table-cell office:value-type="float" office:value="276.2475" calcext:value-type="float">
            <text:p>276,2475</text:p>
          </table:table-cell>
          <table:table-cell office:value-type="float" office:value="346.3575" calcext:value-type="float">
            <text:p>346,3575</text:p>
          </table:table-cell>
          <table:table-cell office:value-type="float" office:value="1380.1375" calcext:value-type="float">
            <text:p>1380,1375</text:p>
          </table:table-cell>
          <table:table-cell office:value-type="float" office:value="331.32" calcext:value-type="float">
            <text:p>331,32</text:p>
          </table:table-cell>
          <table:table-cell office:value-type="float" office:value="380.075" calcext:value-type="float">
            <text:p>380,075</text:p>
          </table:table-cell>
        </table:table-row>
        <table:table-row table:style-name="ro1">
          <table:table-cell office:value-type="string" calcext:value-type="string">
            <text:p>Architecture: UDP.FixedThreadP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: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2100" calcext:value-type="float">
            <text:p>2100</text:p>
          </table:table-cell>
          <table:table-cell office:value-type="float" office:value="2400" calcext:value-type="float">
            <text:p>2400</text:p>
          </table:table-cell>
          <table:table-cell office:value-type="float" office:value="2700" calcext:value-type="float">
            <text:p>2700</text:p>
          </table:table-cell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3600" calcext:value-type="float">
            <text:p>3600</text:p>
          </table:table-cell>
          <table:table-cell office:value-type="float" office:value="3900" calcext:value-type="float">
            <text:p>390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4.108158" calcext:value-type="float">
            <text:p>4,108158</text:p>
          </table:table-cell>
          <table:table-cell office:value-type="float" office:value="7.105" calcext:value-type="float">
            <text:p>7,105</text:p>
          </table:table-cell>
          <table:table-cell office:value-type="float" office:value="20.31" calcext:value-type="float">
            <text:p>20,31</text:p>
          </table:table-cell>
          <table:table-cell office:value-type="float" office:value="83.425" calcext:value-type="float">
            <text:p>83,425</text:p>
          </table:table-cell>
          <table:table-cell office:value-type="float" office:value="134.03" calcext:value-type="float">
            <text:p>134,03</text:p>
          </table:table-cell>
          <table:table-cell office:value-type="float" office:value="155.481579" calcext:value-type="float">
            <text:p>155,481579</text:p>
          </table:table-cell>
          <table:table-cell office:value-type="float" office:value="193.599474" calcext:value-type="float">
            <text:p>193,599474</text:p>
          </table:table-cell>
          <table:table-cell office:value-type="float" office:value="246.517361" calcext:value-type="float">
            <text:p>246,517361</text:p>
          </table:table-cell>
          <table:table-cell office:value-type="float" office:value="257.465132" calcext:value-type="float">
            <text:p>257,465132</text:p>
          </table:table-cell>
          <table:table-cell office:value-type="float" office:value="328.232105" calcext:value-type="float">
            <text:p>328,232105</text:p>
          </table:table-cell>
          <table:table-cell office:value-type="float" office:value="825.594211" calcext:value-type="float">
            <text:p>825,594211</text:p>
          </table:table-cell>
          <table:table-cell office:value-type="float" office:value="1060.608085" calcext:value-type="float">
            <text:p>1060,608085</text:p>
          </table:table-cell>
          <table:table-cell office:value-type="float" office:value="1154.901316" calcext:value-type="float">
            <text:p>1154,901316</text:p>
          </table:table-cell>
          <table:table-cell office:value-type="float" office:value="1400.550146" calcext:value-type="float">
            <text:p>1400,550146</text:p>
          </table:table-cell>
        </table:table-row>
        <table:table-row table:style-name="ro1">
          <table:table-cell office:value-type="string" calcext:value-type="string">
            <text:p>Architecture: UDP.NewQueryNew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: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2100" calcext:value-type="float">
            <text:p>2100</text:p>
          </table:table-cell>
          <table:table-cell office:value-type="float" office:value="2400" calcext:value-type="float">
            <text:p>2400</text:p>
          </table:table-cell>
          <table:table-cell office:value-type="float" office:value="2700" calcext:value-type="float">
            <text:p>2700</text:p>
          </table:table-cell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3600" calcext:value-type="float">
            <text:p>3600</text:p>
          </table:table-cell>
          <table:table-cell office:value-type="float" office:value="3900" calcext:value-type="float">
            <text:p>390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3.315" calcext:value-type="float">
            <text:p>3,315</text:p>
          </table:table-cell>
          <table:table-cell office:value-type="float" office:value="6.1075" calcext:value-type="float">
            <text:p>6,1075</text:p>
          </table:table-cell>
          <table:table-cell office:value-type="float" office:value="27.845" calcext:value-type="float">
            <text:p>27,845</text:p>
          </table:table-cell>
          <table:table-cell office:value-type="float" office:value="64.795" calcext:value-type="float">
            <text:p>64,795</text:p>
          </table:table-cell>
          <table:table-cell office:value-type="float" office:value="115.16" calcext:value-type="float">
            <text:p>115,16</text:p>
          </table:table-cell>
          <table:table-cell office:value-type="float" office:value="159.615658" calcext:value-type="float">
            <text:p>159,615658</text:p>
          </table:table-cell>
          <table:table-cell office:value-type="float" office:value="126.434488" calcext:value-type="float">
            <text:p>126,434488</text:p>
          </table:table-cell>
          <table:table-cell office:value-type="float" office:value="190.973289" calcext:value-type="float">
            <text:p>190,973289</text:p>
          </table:table-cell>
          <table:table-cell office:value-type="float" office:value="200.602895" calcext:value-type="float">
            <text:p>200,602895</text:p>
          </table:table-cell>
          <table:table-cell office:value-type="float" office:value="733.095395" calcext:value-type="float">
            <text:p>733,095395</text:p>
          </table:table-cell>
          <table:table-cell office:value-type="float" office:value="502.133026" calcext:value-type="float">
            <text:p>502,133026</text:p>
          </table:table-cell>
          <table:table-cell office:value-type="float" office:value="686.681842" calcext:value-type="float">
            <text:p>686,681842</text:p>
          </table:table-cell>
          <table:table-cell office:value-type="float" office:value="548.457855" calcext:value-type="float">
            <text:p>548,457855</text:p>
          </table:table-cell>
          <table:table-cell office:value-type="float" office:value="599.273933" calcext:value-type="float">
            <text:p>599,2739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2">00.00.0000</text:date>, <text:time style:data-style-name="N2" text:time-value="19:13:24.775389929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9:32:20.055590472</meta:creation-date>
    <dc:date>2016-06-02T19:23:17.546035209</dc:date>
    <meta:editing-duration>PT11H24M58S</meta:editing-duration>
    <meta:editing-cycles>5</meta:editing-cycles>
    <meta:generator>LibreOffice/4.2.8.2$Linux_X86_64 LibreOffice_project/420m0$Build-2</meta:generator>
    <meta:document-statistic meta:table-count="1" meta:cell-count="28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ccffcc" draw:fill-color="#ccffc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a79f" draw:fill-color="#aea79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1.252cm" svg:height="12.777cm" xlink:href=".." xlink:type="simple" chart:class="chart:scatter" chart:style-name="ch1">
        <chart:title svg:x="12.288cm" svg:y="0.391cm" chart:style-name="ch2">
          <text:p>change_N_metric_query_handler</text:p>
        </chart:title>
        <chart:legend chart:legend-position="end" svg:x="23.161cm" svg:y="3.848cm" style:legend-expansion="high" chart:style-name="ch3"/>
        <chart:plot-area chart:style-name="ch4" table:cell-range-address="Лист1.B12:Лист1.O13 Лист1.A5:Лист1.A5 Лист1.B7:Лист1.O7 Лист1.A8:Лист1.A8 Лист1.B10:Лист1.O10 Лист1.A11:Лист1.A11 Лист1.A14:Лист1.A14 Лист1.B16:Лист1.O16 Лист1.A17:Лист1.A17 Лист1.B19:Лист1.O19 Лист1.A20:Лист1.A20 Лист1.B22:Лист1.O22 Лист1.A23:Лист1.A23 Лист1.B25:Лист1.O25 Лист1.A26:Лист1.A26 Лист1.B28:Лист1.O28 Лист1.A29:Лист1.A29 Лист1.B31:Лист1.O31" chart:data-source-has-labels="column" svg:x="0.625cm" svg:y="1.451cm" svg:width="21.911cm" svg:height="11.071cm">
          <chartooo:coordinate-region svg:x="1.617cm" svg:y="1.65cm" svg:width="20.547cm" svg:height="10.22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Лист1.B7:Лист1.O7" chart:label-cell-address="Лист1.A5:Лист1.A5" chart:class="chart:scatter">
            <chart:domain table:cell-range-address="Лист1.B12:Лист1.O12"/>
            <chart:data-point chart:repeated="14"/>
          </chart:series>
          <chart:series chart:style-name="ch8" chart:values-cell-range-address="Лист1.B10:Лист1.O10" chart:label-cell-address="Лист1.A8:Лист1.A8" chart:class="chart:scatter">
            <chart:data-point chart:repeated="14"/>
          </chart:series>
          <chart:series chart:style-name="ch9" chart:values-cell-range-address="Лист1.B13:Лист1.O13" chart:label-cell-address="Лист1.A11:Лист1.A11" chart:class="chart:scatter">
            <chart:data-point chart:repeated="14"/>
          </chart:series>
          <chart:series chart:style-name="ch10" chart:values-cell-range-address="Лист1.B16:Лист1.O16" chart:label-cell-address="Лист1.A14:Лист1.A14" chart:class="chart:scatter">
            <chart:data-point chart:repeated="14"/>
          </chart:series>
          <chart:series chart:style-name="ch11" chart:values-cell-range-address="Лист1.B19:Лист1.O19" chart:label-cell-address="Лист1.A17:Лист1.A17" chart:class="chart:scatter">
            <chart:data-point chart:repeated="14"/>
          </chart:series>
          <chart:series chart:style-name="ch12" chart:values-cell-range-address="Лист1.B22:Лист1.O22" chart:label-cell-address="Лист1.A20:Лист1.A20" chart:class="chart:scatter">
            <chart:data-point chart:repeated="14"/>
          </chart:series>
          <chart:series chart:style-name="ch13" chart:values-cell-range-address="Лист1.B25:Лист1.O25" chart:label-cell-address="Лист1.A23:Лист1.A23" chart:class="chart:scatter">
            <chart:data-point chart:repeated="14"/>
          </chart:series>
          <chart:series chart:style-name="ch14" chart:values-cell-range-address="Лист1.B28:Лист1.O28" chart:label-cell-address="Лист1.A26:Лист1.A26" chart:class="chart:scatter">
            <chart:data-point chart:repeated="14"/>
          </chart:series>
          <chart:series chart:style-name="ch15" chart:values-cell-range-address="Лист1.B7:Лист1.O7" chart:label-cell-address="Лист1.A5:Лист1.A5" chart:class="chart:scatter">
            <chart:data-point chart:repeated="14"/>
          </chart:series>
          <chart:series chart:style-name="ch16" chart:values-cell-range-address="Лист1.B31:Лист1.O31" chart:label-cell-address="Лист1.A29:Лист1.A29" chart:class="chart:scatter">
            <chart:data-point chart:repeated="1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Строка 12</text:p>
                <draw:g>
                  <svg:desc/>
                </draw:g>
              </table:table-cell>
              <table:table-cell office:value-type="float" office:value="300">
                <text:p>300</text:p>
                <draw:g>
                  <svg:desc>Лист1.B12:Лист1.O1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200">
                <text:p>1200</text:p>
              </table:table-cell>
              <table:table-cell office:value-type="float" office:value="1500">
                <text:p>1500</text:p>
              </table:table-cell>
              <table:table-cell office:value-type="float" office:value="1800">
                <text:p>1800</text:p>
              </table:table-cell>
              <table:table-cell office:value-type="float" office:value="2100">
                <text:p>2100</text:p>
              </table:table-cell>
              <table:table-cell office:value-type="float" office:value="2400">
                <text:p>2400</text:p>
              </table:table-cell>
              <table:table-cell office:value-type="float" office:value="2700">
                <text:p>2700</text:p>
              </table:table-cell>
              <table:table-cell office:value-type="float" office:value="3000">
                <text:p>3000</text:p>
              </table:table-cell>
              <table:table-cell office:value-type="float" office:value="3300">
                <text:p>3300</text:p>
              </table:table-cell>
              <table:table-cell office:value-type="float" office:value="3600">
                <text:p>3600</text:p>
              </table:table-cell>
              <table:table-cell office:value-type="float" office:value="3900">
                <text:p>3900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string">
                <text:p>Architecture: TCP.OneClientOneThread</text:p>
                <draw:g>
                  <svg:desc>Лист1.A5:Лист1.A5</svg:desc>
                </draw:g>
              </table:table-cell>
              <table:table-cell office:value-type="float" office:value="94.9025">
                <text:p>94.9025</text:p>
                <draw:g>
                  <svg:desc>Лист1.B7:Лист1.O7</svg:desc>
                </draw:g>
              </table:table-cell>
              <table:table-cell office:value-type="float" office:value="108.9625">
                <text:p>108.9625</text:p>
              </table:table-cell>
              <table:table-cell office:value-type="float" office:value="84.4975">
                <text:p>84.4975</text:p>
              </table:table-cell>
              <table:table-cell office:value-type="float" office:value="90.3">
                <text:p>90.3</text:p>
              </table:table-cell>
              <table:table-cell office:value-type="float" office:value="138.1725">
                <text:p>138.1725</text:p>
              </table:table-cell>
              <table:table-cell office:value-type="float" office:value="182.695">
                <text:p>182.695</text:p>
              </table:table-cell>
              <table:table-cell office:value-type="float" office:value="273.0325">
                <text:p>273.0325</text:p>
              </table:table-cell>
              <table:table-cell office:value-type="float" office:value="327.955">
                <text:p>327.955</text:p>
              </table:table-cell>
              <table:table-cell office:value-type="float" office:value="376.495">
                <text:p>376.495</text:p>
              </table:table-cell>
              <table:table-cell office:value-type="float" office:value="626.19">
                <text:p>626.19</text:p>
              </table:table-cell>
              <table:table-cell office:value-type="float" office:value="866.6825">
                <text:p>866.6825</text:p>
              </table:table-cell>
              <table:table-cell office:value-type="float" office:value="1154.6075">
                <text:p>1154.6075</text:p>
              </table:table-cell>
              <table:table-cell office:value-type="float" office:value="1073.515">
                <text:p>1073.515</text:p>
              </table:table-cell>
              <table:table-cell office:value-type="float" office:value="1489.545">
                <text:p>1489.545</text:p>
              </table:table-cell>
            </table:table-row>
            <table:table-row>
              <table:table-cell office:value-type="string">
                <text:p>Architecture: NIO.OneThread</text:p>
                <draw:g>
                  <svg:desc>Лист1.A8:Лист1.A8</svg:desc>
                </draw:g>
              </table:table-cell>
              <table:table-cell office:value-type="float" office:value="16.5075">
                <text:p>16.5075</text:p>
                <draw:g>
                  <svg:desc>Лист1.B10:Лист1.O10</svg:desc>
                </draw:g>
              </table:table-cell>
              <table:table-cell office:value-type="float" office:value="36.3575">
                <text:p>36.3575</text:p>
              </table:table-cell>
              <table:table-cell office:value-type="float" office:value="52.87">
                <text:p>52.87</text:p>
              </table:table-cell>
              <table:table-cell office:value-type="float" office:value="92.94">
                <text:p>92.94</text:p>
              </table:table-cell>
              <table:table-cell office:value-type="float" office:value="186.3275">
                <text:p>186.3275</text:p>
              </table:table-cell>
              <table:table-cell office:value-type="float" office:value="224.075">
                <text:p>224.075</text:p>
              </table:table-cell>
              <table:table-cell office:value-type="float" office:value="217.5125">
                <text:p>217.5125</text:p>
              </table:table-cell>
              <table:table-cell office:value-type="float" office:value="294.665">
                <text:p>294.665</text:p>
              </table:table-cell>
              <table:table-cell office:value-type="float" office:value="339.0475">
                <text:p>339.0475</text:p>
              </table:table-cell>
              <table:table-cell office:value-type="float" office:value="417.88">
                <text:p>417.88</text:p>
              </table:table-cell>
              <table:table-cell office:value-type="float" office:value="482.0175">
                <text:p>482.0175</text:p>
              </table:table-cell>
              <table:table-cell office:value-type="float" office:value="580.16">
                <text:p>580.16</text:p>
              </table:table-cell>
              <table:table-cell office:value-type="float" office:value="642.7425">
                <text:p>642.7425</text:p>
              </table:table-cell>
              <table:table-cell office:value-type="float" office:value="743.4775">
                <text:p>743.4775</text:p>
              </table:table-cell>
            </table:table-row>
            <table:table-row>
              <table:table-cell office:value-type="string">
                <text:p>Architecture: TCP.CachedThreadPoolServer</text:p>
                <draw:g>
                  <svg:desc>Лист1.A11:Лист1.A11</svg:desc>
                </draw:g>
              </table:table-cell>
              <table:table-cell office:value-type="float" office:value="100.76">
                <text:p>100.76</text:p>
                <draw:g>
                  <svg:desc>Лист1.B13:Лист1.O13</svg:desc>
                </draw:g>
              </table:table-cell>
              <table:table-cell office:value-type="float" office:value="101.335">
                <text:p>101.335</text:p>
              </table:table-cell>
              <table:table-cell office:value-type="float" office:value="65.075">
                <text:p>65.075</text:p>
              </table:table-cell>
              <table:table-cell office:value-type="float" office:value="96.9875">
                <text:p>96.9875</text:p>
              </table:table-cell>
              <table:table-cell office:value-type="float" office:value="164.8625">
                <text:p>164.8625</text:p>
              </table:table-cell>
              <table:table-cell office:value-type="float" office:value="184.755">
                <text:p>184.755</text:p>
              </table:table-cell>
              <table:table-cell office:value-type="float" office:value="237.9725">
                <text:p>237.9725</text:p>
              </table:table-cell>
              <table:table-cell office:value-type="float" office:value="301.8475">
                <text:p>301.8475</text:p>
              </table:table-cell>
              <table:table-cell office:value-type="float" office:value="596.69">
                <text:p>596.69</text:p>
              </table:table-cell>
              <table:table-cell office:value-type="float" office:value="953.585">
                <text:p>953.585</text:p>
              </table:table-cell>
              <table:table-cell office:value-type="float" office:value="758.26">
                <text:p>758.26</text:p>
              </table:table-cell>
              <table:table-cell office:value-type="float" office:value="872.5775">
                <text:p>872.5775</text:p>
              </table:table-cell>
              <table:table-cell office:value-type="float" office:value="1400.9875">
                <text:p>1400.9875</text:p>
              </table:table-cell>
              <table:table-cell office:value-type="float" office:value="1275.5125">
                <text:p>1275.5125</text:p>
              </table:table-cell>
            </table:table-row>
            <table:table-row>
              <table:table-cell office:value-type="string">
                <text:p>Architecture: TCP.NewQueryNewConnection</text:p>
                <draw:g>
                  <svg:desc>Лист1.A14:Лист1.A14</svg:desc>
                </draw:g>
              </table:table-cell>
              <table:table-cell office:value-type="float" office:value="3.7025">
                <text:p>3.7025</text:p>
                <draw:g>
                  <svg:desc>Лист1.B16:Лист1.O16</svg:desc>
                </draw:g>
              </table:table-cell>
              <table:table-cell office:value-type="float" office:value="4.9175">
                <text:p>4.9175</text:p>
              </table:table-cell>
              <table:table-cell office:value-type="float" office:value="6.5025">
                <text:p>6.5025</text:p>
              </table:table-cell>
              <table:table-cell office:value-type="float" office:value="10.6525">
                <text:p>10.6525</text:p>
              </table:table-cell>
              <table:table-cell office:value-type="float" office:value="16.1925">
                <text:p>16.1925</text:p>
              </table:table-cell>
              <table:table-cell office:value-type="float" office:value="22.125">
                <text:p>22.125</text:p>
              </table:table-cell>
              <table:table-cell office:value-type="float" office:value="28.8375">
                <text:p>28.8375</text:p>
              </table:table-cell>
              <table:table-cell office:value-type="float" office:value="37.2525">
                <text:p>37.2525</text:p>
              </table:table-cell>
              <table:table-cell office:value-type="float" office:value="44.7025">
                <text:p>44.7025</text:p>
              </table:table-cell>
              <table:table-cell office:value-type="float" office:value="54.4575">
                <text:p>54.4575</text:p>
              </table:table-cell>
              <table:table-cell office:value-type="float" office:value="63.265">
                <text:p>63.265</text:p>
              </table:table-cell>
              <table:table-cell office:value-type="float" office:value="74.455">
                <text:p>74.455</text:p>
              </table:table-cell>
              <table:table-cell office:value-type="float" office:value="85.5775">
                <text:p>85.5775</text:p>
              </table:table-cell>
              <table:table-cell office:value-type="float" office:value="96.27">
                <text:p>96.27</text:p>
              </table:table-cell>
            </table:table-row>
            <table:table-row>
              <table:table-cell office:value-type="string">
                <text:p>Architecture: NIO.CachedThreadPool</text:p>
                <draw:g>
                  <svg:desc>Лист1.A17:Лист1.A17</svg:desc>
                </draw:g>
              </table:table-cell>
              <table:table-cell office:value-type="float" office:value="21.01">
                <text:p>21.01</text:p>
                <draw:g>
                  <svg:desc>Лист1.B19:Лист1.O19</svg:desc>
                </draw:g>
              </table:table-cell>
              <table:table-cell office:value-type="float" office:value="28.715">
                <text:p>28.715</text:p>
              </table:table-cell>
              <table:table-cell office:value-type="float" office:value="21.685">
                <text:p>21.685</text:p>
              </table:table-cell>
              <table:table-cell office:value-type="float" office:value="36.645">
                <text:p>36.645</text:p>
              </table:table-cell>
              <table:table-cell office:value-type="float" office:value="51.345">
                <text:p>51.345</text:p>
              </table:table-cell>
              <table:table-cell office:value-type="float" office:value="79.0475">
                <text:p>79.0475</text:p>
              </table:table-cell>
              <table:table-cell office:value-type="float" office:value="102.225">
                <text:p>102.225</text:p>
              </table:table-cell>
              <table:table-cell office:value-type="float" office:value="152.1825">
                <text:p>152.1825</text:p>
              </table:table-cell>
              <table:table-cell office:value-type="float" office:value="368.06">
                <text:p>368.06</text:p>
              </table:table-cell>
              <table:table-cell office:value-type="float" office:value="431.7075">
                <text:p>431.7075</text:p>
              </table:table-cell>
              <table:table-cell office:value-type="float" office:value="520.21">
                <text:p>520.21</text:p>
              </table:table-cell>
              <table:table-cell office:value-type="float" office:value="541.47">
                <text:p>541.47</text:p>
              </table:table-cell>
              <table:table-cell office:value-type="float" office:value="551.6425">
                <text:p>551.6425</text:p>
              </table:table-cell>
              <table:table-cell office:value-type="float" office:value="535.325">
                <text:p>535.325</text:p>
              </table:table-cell>
            </table:table-row>
            <table:table-row>
              <table:table-cell office:value-type="string">
                <text:p>Architecture: NIO.FixedThreadPool</text:p>
                <draw:g>
                  <svg:desc>Лист1.A20:Лист1.A20</svg:desc>
                </draw:g>
              </table:table-cell>
              <table:table-cell office:value-type="float" office:value="17.205">
                <text:p>17.205</text:p>
                <draw:g>
                  <svg:desc>Лист1.B22:Лист1.O22</svg:desc>
                </draw:g>
              </table:table-cell>
              <table:table-cell office:value-type="float" office:value="20.425">
                <text:p>20.425</text:p>
              </table:table-cell>
              <table:table-cell office:value-type="float" office:value="16.3475">
                <text:p>16.3475</text:p>
              </table:table-cell>
              <table:table-cell office:value-type="float" office:value="33.3225">
                <text:p>33.3225</text:p>
              </table:table-cell>
              <table:table-cell office:value-type="float" office:value="49.67">
                <text:p>49.67</text:p>
              </table:table-cell>
              <table:table-cell office:value-type="float" office:value="76.3825">
                <text:p>76.3825</text:p>
              </table:table-cell>
              <table:table-cell office:value-type="float" office:value="138.115">
                <text:p>138.115</text:p>
              </table:table-cell>
              <table:table-cell office:value-type="float" office:value="265.035">
                <text:p>265.035</text:p>
              </table:table-cell>
              <table:table-cell office:value-type="float" office:value="318.0925">
                <text:p>318.0925</text:p>
              </table:table-cell>
              <table:table-cell office:value-type="float" office:value="310.5625">
                <text:p>310.5625</text:p>
              </table:table-cell>
              <table:table-cell office:value-type="float" office:value="403.525">
                <text:p>403.525</text:p>
              </table:table-cell>
              <table:table-cell office:value-type="float" office:value="478.7325">
                <text:p>478.7325</text:p>
              </table:table-cell>
              <table:table-cell office:value-type="float" office:value="527.865">
                <text:p>527.865</text:p>
              </table:table-cell>
              <table:table-cell office:value-type="float" office:value="557.5625">
                <text:p>557.5625</text:p>
              </table:table-cell>
            </table:table-row>
            <table:table-row>
              <table:table-cell office:value-type="string">
                <text:p>Architecture: NIO.NewQueryNewThread</text:p>
                <draw:g>
                  <svg:desc>Лист1.A23:Лист1.A23</svg:desc>
                </draw:g>
              </table:table-cell>
              <table:table-cell office:value-type="float" office:value="10.73">
                <text:p>10.73</text:p>
                <draw:g>
                  <svg:desc>Лист1.B25:Лист1.O25</svg:desc>
                </draw:g>
              </table:table-cell>
              <table:table-cell office:value-type="float" office:value="27.6325">
                <text:p>27.6325</text:p>
              </table:table-cell>
              <table:table-cell office:value-type="float" office:value="19.385">
                <text:p>19.385</text:p>
              </table:table-cell>
              <table:table-cell office:value-type="float" office:value="61.0625">
                <text:p>61.0625</text:p>
              </table:table-cell>
              <table:table-cell office:value-type="float" office:value="98.235">
                <text:p>98.235</text:p>
              </table:table-cell>
              <table:table-cell office:value-type="float" office:value="118.6875">
                <text:p>118.6875</text:p>
              </table:table-cell>
              <table:table-cell office:value-type="float" office:value="213.18">
                <text:p>213.18</text:p>
              </table:table-cell>
              <table:table-cell office:value-type="float" office:value="320.5625">
                <text:p>320.5625</text:p>
              </table:table-cell>
              <table:table-cell office:value-type="float" office:value="382.66">
                <text:p>382.66</text:p>
              </table:table-cell>
              <table:table-cell office:value-type="float" office:value="276.2475">
                <text:p>276.2475</text:p>
              </table:table-cell>
              <table:table-cell office:value-type="float" office:value="346.3575">
                <text:p>346.3575</text:p>
              </table:table-cell>
              <table:table-cell office:value-type="float" office:value="1380.1375">
                <text:p>1380.1375</text:p>
              </table:table-cell>
              <table:table-cell office:value-type="float" office:value="331.32">
                <text:p>331.32</text:p>
              </table:table-cell>
              <table:table-cell office:value-type="float" office:value="380.075">
                <text:p>380.075</text:p>
              </table:table-cell>
            </table:table-row>
            <table:table-row>
              <table:table-cell office:value-type="string">
                <text:p>Architecture: UDP.FixedThreadPool</text:p>
                <draw:g>
                  <svg:desc>Лист1.A26:Лист1.A26</svg:desc>
                </draw:g>
              </table:table-cell>
              <table:table-cell office:value-type="float" office:value="4.108158">
                <text:p>4.108158</text:p>
                <draw:g>
                  <svg:desc>Лист1.B28:Лист1.O28</svg:desc>
                </draw:g>
              </table:table-cell>
              <table:table-cell office:value-type="float" office:value="7.105">
                <text:p>7.105</text:p>
              </table:table-cell>
              <table:table-cell office:value-type="float" office:value="20.31">
                <text:p>20.31</text:p>
              </table:table-cell>
              <table:table-cell office:value-type="float" office:value="83.425">
                <text:p>83.425</text:p>
              </table:table-cell>
              <table:table-cell office:value-type="float" office:value="134.03">
                <text:p>134.03</text:p>
              </table:table-cell>
              <table:table-cell office:value-type="float" office:value="155.481579">
                <text:p>155.481579</text:p>
              </table:table-cell>
              <table:table-cell office:value-type="float" office:value="193.599474">
                <text:p>193.599474</text:p>
              </table:table-cell>
              <table:table-cell office:value-type="float" office:value="246.517361">
                <text:p>246.517361</text:p>
              </table:table-cell>
              <table:table-cell office:value-type="float" office:value="257.465132">
                <text:p>257.465132</text:p>
              </table:table-cell>
              <table:table-cell office:value-type="float" office:value="328.232105">
                <text:p>328.232105</text:p>
              </table:table-cell>
              <table:table-cell office:value-type="float" office:value="825.594211">
                <text:p>825.594211</text:p>
              </table:table-cell>
              <table:table-cell office:value-type="float" office:value="1060.608085">
                <text:p>1060.608085</text:p>
              </table:table-cell>
              <table:table-cell office:value-type="float" office:value="1154.901316">
                <text:p>1154.901316</text:p>
              </table:table-cell>
              <table:table-cell office:value-type="float" office:value="1400.550146">
                <text:p>1400.550146</text:p>
              </table:table-cell>
            </table:table-row>
            <table:table-row>
              <table:table-cell office:value-type="string">
                <text:p>Architecture: TCP.OneClientOneThread</text:p>
                <draw:g>
                  <svg:desc>Лист1.A5:Лист1.A5</svg:desc>
                </draw:g>
              </table:table-cell>
              <table:table-cell office:value-type="float" office:value="94.9025">
                <text:p>94.9025</text:p>
                <draw:g>
                  <svg:desc>Лист1.B7:Лист1.O7</svg:desc>
                </draw:g>
              </table:table-cell>
              <table:table-cell office:value-type="float" office:value="108.9625">
                <text:p>108.9625</text:p>
              </table:table-cell>
              <table:table-cell office:value-type="float" office:value="84.4975">
                <text:p>84.4975</text:p>
              </table:table-cell>
              <table:table-cell office:value-type="float" office:value="90.3">
                <text:p>90.3</text:p>
              </table:table-cell>
              <table:table-cell office:value-type="float" office:value="138.1725">
                <text:p>138.1725</text:p>
              </table:table-cell>
              <table:table-cell office:value-type="float" office:value="182.695">
                <text:p>182.695</text:p>
              </table:table-cell>
              <table:table-cell office:value-type="float" office:value="273.0325">
                <text:p>273.0325</text:p>
              </table:table-cell>
              <table:table-cell office:value-type="float" office:value="327.955">
                <text:p>327.955</text:p>
              </table:table-cell>
              <table:table-cell office:value-type="float" office:value="376.495">
                <text:p>376.495</text:p>
              </table:table-cell>
              <table:table-cell office:value-type="float" office:value="626.19">
                <text:p>626.19</text:p>
              </table:table-cell>
              <table:table-cell office:value-type="float" office:value="866.6825">
                <text:p>866.6825</text:p>
              </table:table-cell>
              <table:table-cell office:value-type="float" office:value="1154.6075">
                <text:p>1154.6075</text:p>
              </table:table-cell>
              <table:table-cell office:value-type="float" office:value="1073.515">
                <text:p>1073.515</text:p>
              </table:table-cell>
              <table:table-cell office:value-type="float" office:value="1489.545">
                <text:p>1489.545</text:p>
              </table:table-cell>
            </table:table-row>
            <table:table-row>
              <table:table-cell office:value-type="string">
                <text:p>Architecture: UDP.NewQueryNewThread</text:p>
                <draw:g>
                  <svg:desc>Лист1.A29:Лист1.A29</svg:desc>
                </draw:g>
              </table:table-cell>
              <table:table-cell office:value-type="float" office:value="3.315">
                <text:p>3.315</text:p>
                <draw:g>
                  <svg:desc>Лист1.B31:Лист1.O31</svg:desc>
                </draw:g>
              </table:table-cell>
              <table:table-cell office:value-type="float" office:value="6.1075">
                <text:p>6.1075</text:p>
              </table:table-cell>
              <table:table-cell office:value-type="float" office:value="27.845">
                <text:p>27.845</text:p>
              </table:table-cell>
              <table:table-cell office:value-type="float" office:value="64.795">
                <text:p>64.795</text:p>
              </table:table-cell>
              <table:table-cell office:value-type="float" office:value="115.16">
                <text:p>115.16</text:p>
              </table:table-cell>
              <table:table-cell office:value-type="float" office:value="159.615658">
                <text:p>159.615658</text:p>
              </table:table-cell>
              <table:table-cell office:value-type="float" office:value="126.434488">
                <text:p>126.434488</text:p>
              </table:table-cell>
              <table:table-cell office:value-type="float" office:value="190.973289">
                <text:p>190.973289</text:p>
              </table:table-cell>
              <table:table-cell office:value-type="float" office:value="200.602895">
                <text:p>200.602895</text:p>
              </table:table-cell>
              <table:table-cell office:value-type="float" office:value="733.095395">
                <text:p>733.095395</text:p>
              </table:table-cell>
              <table:table-cell office:value-type="float" office:value="502.133026">
                <text:p>502.133026</text:p>
              </table:table-cell>
              <table:table-cell office:value-type="float" office:value="686.681842">
                <text:p>686.681842</text:p>
              </table:table-cell>
              <table:table-cell office:value-type="float" office:value="548.457855">
                <text:p>548.457855</text:p>
              </table:table-cell>
              <table:table-cell office:value-type="float" office:value="599.273933">
                <text:p>599.2739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